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5.6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14.4cm" svg:height="25.9cm" svg:x="1.3cm" svg:y="1.2cm">
          <draw:text-box>
            <text:p text:style-name="P1"><text:span text:style-name="T1">simulação 1</text:span></text:p>
            <text:p><text:span text:style-name="T1"/></text:p>
            <text:p><text:span text:style-name="T2">Solução aleatória:</text:span><text:span text:style-name="T1"> </text:span></text:p>
            <text:p><text:span text:style-name="T1">0 -&gt; 8 -&gt; 4 -&gt; 10 -&gt; 2 -&gt; 6 -&gt; 9 -&gt; 16 -&gt; 15 -&gt; 5 -&gt; 11 -&gt; 13 -&gt; 7 -&gt; 14 -&gt; 1 -&gt; 3 -&gt; 12 -&gt; 0</text:span></text:p>
            <text:p><text:span text:style-name="T2">Custo: 23420</text:span></text:p>
            <text:p><text:span text:style-name="T1">Temperatura Final: 9.96062e-30</text:span></text:p>
            <text:p><text:span text:style-name="T1">Número máximo de iterações na Temperatura: 100</text:span></text:p>
            <text:p><text:span text:style-name="T1">Número máximo de iterações total: 7143</text:span></text:p>
            <text:p><text:span text:style-name="T2">Solução final do Simulated Annealing</text:span></text:p>
            <text:p><text:span text:style-name="T1">0 -&gt; 3 -&gt; 4 -&gt; 7 -&gt; 8 -&gt; 13 -&gt; 14 -&gt; 12 -&gt; 16 -&gt; 9 -&gt; 15 -&gt; 10 -&gt; 11 -&gt; 6 -&gt; 5 -&gt; 1 -&gt; 2 -&gt; 0</text:span></text:p>
            <text:p><text:span text:style-name="T2">Custo: 11746</text:span></text:p>
            <text:p text:style-name="P1"><text:span text:style-name="T1">----------------------------------------------------------------------------------------------------</text:span></text:p>
            <text:p><text:span text:style-name="T1"/></text:p>
            <text:p text:style-name="P1"><text:span text:style-name="T1">simulação 2</text:span></text:p>
            <text:p><text:span text:style-name="T1"/></text:p>
            <text:p><text:span text:style-name="T2">Solução aleatória:</text:span><text:span text:style-name="T1"> </text:span></text:p>
            <text:p><text:span text:style-name="T1">0 -&gt; 14 -&gt; 12 -&gt; 2 -&gt; 6 -&gt; 10 -&gt; 13 -&gt; 9 -&gt; 15 -&gt; 4 -&gt; 11 -&gt; 1 -&gt; 7 -&gt; 8 -&gt; 16 -&gt; 3 -&gt; 5 -&gt; 0</text:span></text:p>
            <text:p><text:span text:style-name="T2">Custo: 21286</text:span></text:p>
            <text:p><text:span text:style-name="T1">Temperatura Final: 9.96062e-30</text:span></text:p>
            <text:p><text:span text:style-name="T1">Número máximo de iterações na Temperatura: 100</text:span></text:p>
            <text:p><text:span text:style-name="T1">Número máximo de iterações total: 7143</text:span></text:p>
            <text:p><text:span text:style-name="T2">Solução final do Simulated Annealing</text:span></text:p>
            <text:p><text:span text:style-name="T1">0 -&gt; 4 -&gt; 3 -&gt; 5 -&gt; 6 -&gt; 16 -&gt; 15 -&gt; 9 -&gt; 10 -&gt; 11 -&gt; 8 -&gt; 12 -&gt; 13 -&gt; 14 -&gt; 7 -&gt; 1 -&gt; 2 -&gt; 0</text:span></text:p>
            <text:p><text:span text:style-name="T2">Custo: 11746</text:span></text:p>
            <text:p text:style-name="P1"><text:span text:style-name="T1">-----------------------------------------------------------------------------------------------------</text:span></text:p>
            <text:p><text:span text:style-name="T1"/></text:p>
            <text:p text:style-name="P1"><text:span text:style-name="T1">simulação 3</text:span></text:p>
            <text:p><text:span text:style-name="T1"/></text:p>
            <text:p><text:span text:style-name="T2">Solução aleatória: </text:span></text:p>
            <text:p><text:span text:style-name="T1">0 -&gt; 3 -&gt; 8 -&gt; 9 -&gt; 13 -&gt; 10 -&gt; 16 -&gt; 1 -&gt; 6 -&gt; 14 -&gt; 2 -&gt; 4 -&gt; 11 -&gt; 5 -&gt; 12 -&gt; 15 -&gt; 7 -&gt; 0</text:span></text:p>
            <text:p><text:span text:style-name="T2">Custo: 22268</text:span></text:p>
            <text:p><text:span text:style-name="T1">Temperatura Final: 9.96062e-30</text:span></text:p>
            <text:p><text:span text:style-name="T1">Número máximo de iterações na Temperatura: 100</text:span></text:p>
            <text:p><text:span text:style-name="T1">Número máximo de iterações total: 7143</text:span></text:p>
            <text:p><text:span text:style-name="T2">Solução final do Simulated Annealing</text:span></text:p>
            <text:p><text:span text:style-name="T1">0 -&gt; 3 -&gt; 4 -&gt; 7 -&gt; 14 -&gt; 13 -&gt; 12 -&gt; 8 -&gt; 11 -&gt; 10 -&gt; 16 -&gt; 15 -&gt; 9 -&gt; 6 -&gt; 5 -&gt; 1 -&gt; 2 -&gt; 0</text:span></text:p>
            <text:p><text:span text:style-name="T2">Custo: 11746</text:span></text:p>
            <text:p text:style-name="P1"><text:span text:style-name="T1">-----------------------------------------------------------------------------------------------------</text:span></text:p>
            <text:p><text:span text:style-name="T1"/></text:p>
            <text:p text:style-name="P1"><text:span text:style-name="T1">simulação 4</text:span></text:p>
            <text:p><text:span text:style-name="T1"/></text:p>
            <text:p><text:span text:style-name="T2">Solução aleatória:</text:span><text:span text:style-name="T1"> </text:span></text:p>
            <text:p><text:span text:style-name="T1">0 -&gt; 9 -&gt; 5 -&gt; 13 -&gt; 6 -&gt; 10 -&gt; 14 -&gt; 12 -&gt; 7 -&gt; 3 -&gt; 8 -&gt; 16 -&gt; 15 -&gt; 2 -&gt; 4 -&gt; 11 -&gt; 1 -&gt; 0</text:span></text:p>
            <text:p><text:span text:style-name="T2">Custo: 22714</text:span></text:p>
            <text:p><text:span text:style-name="T1">Temperatura Final: 9.96062e-30</text:span></text:p>
            <text:p><text:span text:style-name="T1">Número máximo de iterações na Temperatura: 100</text:span></text:p>
            <text:p><text:span text:style-name="T1">Número máximo de iterações total: 7143</text:span></text:p>
            <text:p><text:span text:style-name="T2">Solução final do Simulated Annealing</text:span></text:p>
            <text:p><text:span text:style-name="T1">0 -&gt; 8 -&gt; 12 -&gt; 13 -&gt; 14 -&gt; 11 -&gt; 10 -&gt; 16 -&gt; 9 -&gt; 15 -&gt; 7 -&gt; 4 -&gt; 3 -&gt; 1 -&gt; 2 -&gt; 5 -&gt; 6 -&gt; 0</text:span></text:p>
            <text:p><text:span text:style-name="T2">Custo: 11746</text:span></text:p>
            <text:p text:style-name="P1"><text:span text:style-name="T1">-----------------------------------------------------------------------------------------------------</text:span></text:p>
            <text:p><text:span text:style-name="T1"/></text:p>
            <text:p text:style-name="P1"><text:span text:style-name="T1">simulação 5</text:span></text:p>
            <text:p><text:span text:style-name="T1"/></text:p>
            <text:p><text:span text:style-name="T2">Solução aleatória: </text:span></text:p>
            <text:p><text:span text:style-name="T1">0 -&gt; 4 -&gt; 12 -&gt; 7 -&gt; 1 -&gt; 16 -&gt; 5 -&gt; 6 -&gt; 8 -&gt; 2 -&gt; 10 -&gt; 3 -&gt; 11 -&gt; 14 -&gt; 15 -&gt; 13 -&gt; 9 -&gt; 0</text:span></text:p>
            <text:p><text:span text:style-name="T2">Custo: 21964</text:span></text:p>
            <text:p><text:span text:style-name="T1">Temperatura Final: 9.96062e-30</text:span></text:p>
            <text:p><text:span text:style-name="T1">Número máximo de iterações na Temperatura: 100</text:span></text:p>
            <text:p><text:span text:style-name="T1">Número máximo de iterações total: 7143</text:span></text:p>
            <text:p><text:span text:style-name="T2">Solução final do Simulated Annealing</text:span></text:p>
            <text:p><text:span text:style-name="T1">0 -&gt; 2 -&gt; 1 -&gt; 6 -&gt; 5 -&gt; 14 -&gt; 13 -&gt; 12 -&gt; 10 -&gt; 11 -&gt; 16 -&gt; 15 -&gt; 9 -&gt; 8 -&gt; 7 -&gt; 4 -&gt; 3 -&gt; 0</text:span></text:p>
            <text:p><text:span text:style-name="T2">Custo: 1174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2T13:00:07.682288360</meta:creation-date>
    <dc:date>2016-12-12T13:13:14.209808878</dc:date>
    <meta:editing-duration>PT13M7S</meta:editing-duration>
    <meta:editing-cycles>1</meta:editing-cycles>
    <meta:document-statistic meta:object-count="1"/>
    <meta:generator>LibreOffice/5.1.2.2$Linux_X86_64 LibreOffice_project/d3bf12ecb743fc0d20e0be0c58ca359301eb705f</meta:generator>
  </office:meta>
</office:document-meta>
</file>